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81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1.4661in"/>
    </style:style>
    <style:style style:name="co4" style:family="table-column">
      <style:table-column-properties fo:break-before="auto" style:column-width="1.5319in"/>
    </style:style>
    <style:style style:name="co5" style:family="table-column">
      <style:table-column-properties fo:break-before="auto" style:column-width="1.3252in"/>
    </style:style>
    <style:style style:name="co6" style:family="table-column">
      <style:table-column-properties fo:break-before="auto" style:column-width="1.9256in"/>
    </style:style>
    <style:style style:name="co7" style:family="table-column">
      <style:table-column-properties fo:break-before="auto" style:column-width="1.7193in"/>
    </style:style>
    <style:style style:name="co8" style:family="table-column">
      <style:table-column-properties fo:break-before="auto" style:column-width="3.2193in"/>
    </style:style>
    <style:style style:name="co9" style:family="table-column">
      <style:table-column-properties fo:break-before="auto" style:column-width="3.01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7" table:style-name="ta1">
        <table:shapes>
          <draw:frame draw:z-index="0" draw:style-name="gr1" draw:text-style-name="P1" svg:width="6.2941in" svg:height="3.5425in" svg:x="1.9307in" svg:y="3.4539in">
            <draw:object draw:notify-on-update-of-ranges="mp7.A2:mp7.A8 mp7.D2:mp7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29in" svg:x="8.7012in" svg:y="3.7457in">
            <draw:object draw:notify-on-update-of-ranges="mp7.A2:mp7.A8 mp7.H1:mp7.H1 mp7.H2:mp7.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KEYPOINT_DETECTOR</text:p>
          </table:table-cell>
          <table:table-cell office:value-type="string" calcext:value-type="string">
            <text:p><text:s/>TOTAL_POINTS_MEAN</text:p>
          </table:table-cell>
          <table:table-cell office:value-type="string" calcext:value-type="string">
            <text:p><text:s/>TOTAL_POINTS_SD</text:p>
          </table:table-cell>
          <table:table-cell office:value-type="string" calcext:value-type="string">
            <text:p><text:s/>CAR_POINTS_MEAN</text:p>
          </table:table-cell>
          <table:table-cell office:value-type="string" calcext:value-type="string">
            <text:p><text:s/>CAR_POINTS_SD</text:p>
          </table:table-cell>
          <table:table-cell office:value-type="string" calcext:value-type="string">
            <text:p><text:s/>NON_CAR_POINTS_MEAN</text:p>
          </table:table-cell>
          <table:table-cell office:value-type="string" calcext:value-type="string">
            <text:p><text:s/>NON_CAR_POINTS_SD</text:p>
          </table:table-cell>
          <table:table-cell office:value-type="string" calcext:value-type="string">
            <text:p><text:s/>CAR_TO_NON_CAR_RATIO_PERCENT_MEAN</text:p>
          </table:table-cell>
          <table:table-cell office:value-type="string" calcext:value-type="string">
            <text:p><text:s/>CAR_TO_NON_CAR_RATIO_PERCENT_SD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343" calcext:value-type="float">
            <text:p>1343</text:p>
          </table:table-cell>
          <table:table-cell office:value-type="float" office:value="16.204938" calcext:value-type="float">
            <text:p>16.204938</text:p>
          </table:table-cell>
          <table:table-cell office:value-type="float" office:value="167" calcext:value-type="float">
            <text:p>167</text:p>
          </table:table-cell>
          <table:table-cell office:value-type="float" office:value="8.062258" calcext:value-type="float">
            <text:p>8.062258</text:p>
          </table:table-cell>
          <table:table-cell office:value-type="float" office:value="1176" calcext:value-type="float">
            <text:p>1176</text:p>
          </table:table-cell>
          <table:table-cell office:value-type="float" office:value="16.970563" calcext:value-type="float">
            <text:p>16.970563</text:p>
          </table:table-cell>
          <table:table-cell office:value-type="float" office:value="13.7" calcext:value-type="float">
            <text:p>13.7</text:p>
          </table:table-cell>
          <table:table-cell office:value-type="float" office:value="0.774597" calcext:value-type="float">
            <text:p>0.77459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2711.6" calcext:value-type="float">
            <text:p>2711.6</text:p>
          </table:table-cell>
          <table:table-cell office:value-type="float" office:value="48.910122" calcext:value-type="float">
            <text:p>48.910122</text:p>
          </table:table-cell>
          <table:table-cell office:value-type="float" office:value="276.2" calcext:value-type="float">
            <text:p>276.2</text:p>
          </table:table-cell>
          <table:table-cell office:value-type="float" office:value="11.954079" calcext:value-type="float">
            <text:p>11.954079</text:p>
          </table:table-cell>
          <table:table-cell office:value-type="float" office:value="2435.4" calcext:value-type="float">
            <text:p>2435.4</text:p>
          </table:table-cell>
          <table:table-cell office:value-type="float" office:value="44.162201" calcext:value-type="float">
            <text:p>44.162201</text:p>
          </table:table-cell>
          <table:table-cell office:value-type="float" office:value="10.9" calcext:value-type="float">
            <text:p>10.9</text:p>
          </table:table-cell>
          <table:table-cell office:value-type="float" office:value="0.447214" calcext:value-type="float">
            <text:p>0.44721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920.4" calcext:value-type="float">
            <text:p>4920.4</text:p>
          </table:table-cell>
          <table:table-cell office:value-type="float" office:value="72.498966" calcext:value-type="float">
            <text:p>72.498966</text:p>
          </table:table-cell>
          <table:table-cell office:value-type="float" office:value="409.4" calcext:value-type="float">
            <text:p>409.4</text:p>
          </table:table-cell>
          <table:table-cell office:value-type="float" office:value="12.308534" calcext:value-type="float">
            <text:p>12.308534</text:p>
          </table:table-cell>
          <table:table-cell office:value-type="float" office:value="4511" calcext:value-type="float">
            <text:p>4511</text:p>
          </table:table-cell>
          <table:table-cell office:value-type="float" office:value="72.670489" calcext:value-type="float">
            <text:p>72.670489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81.5" calcext:value-type="float">
            <text:p>181.5</text:p>
          </table:table-cell>
          <table:table-cell office:value-type="float" office:value="99.726626" calcext:value-type="float">
            <text:p>99.726626</text:p>
          </table:table-cell>
          <table:table-cell office:value-type="float" office:value="24.8" calcext:value-type="float">
            <text:p>24.8</text:p>
          </table:table-cell>
          <table:table-cell office:value-type="float" office:value="9.2358" calcext:value-type="float">
            <text:p>9.2358</text:p>
          </table:table-cell>
          <table:table-cell office:value-type="float" office:value="156.7" calcext:value-type="float">
            <text:p>156.7</text:p>
          </table:table-cell>
          <table:table-cell office:value-type="float" office:value="90.634982" calcext:value-type="float">
            <text:p>90.634982</text:p>
          </table:table-cell>
          <table:table-cell office:value-type="float" office:value="16.9" calcext:value-type="float">
            <text:p>16.9</text:p>
          </table:table-cell>
          <table:table-cell office:value-type="float" office:value="3.34664" calcext:value-type="float">
            <text:p>3.3466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16.1" calcext:value-type="float">
            <text:p>116.1</text:p>
          </table:table-cell>
          <table:table-cell office:value-type="float" office:value="12.790622" calcext:value-type="float">
            <text:p>12.790622</text:p>
          </table:table-cell>
          <table:table-cell office:value-type="float" office:value="383.9" calcext:value-type="float">
            <text:p>383.9</text:p>
          </table:table-cell>
          <table:table-cell office:value-type="float" office:value="12.790622" calcext:value-type="float">
            <text:p>12.790622</text:p>
          </table:table-cell>
          <table:table-cell office:value-type="float" office:value="29.9" calcext:value-type="float">
            <text:p>29.9</text:p>
          </table:table-cell>
          <table:table-cell office:value-type="float" office:value="4.266146" calcext:value-type="float">
            <text:p>4.26614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1342.3" calcext:value-type="float">
            <text:p>1342.3</text:p>
          </table:table-cell>
          <table:table-cell office:value-type="float" office:value="31.167291" calcext:value-type="float">
            <text:p>31.167291</text:p>
          </table:table-cell>
          <table:table-cell office:value-type="float" office:value="117.9" calcext:value-type="float">
            <text:p>117.9</text:p>
          </table:table-cell>
          <table:table-cell office:value-type="float" office:value="4.795832" calcext:value-type="float">
            <text:p>4.795832</text:p>
          </table:table-cell>
          <table:table-cell office:value-type="float" office:value="1224.4" calcext:value-type="float">
            <text:p>1224.4</text:p>
          </table:table-cell>
          <table:table-cell office:value-type="float" office:value="29.959973" calcext:value-type="float">
            <text:p>29.959973</text:p>
          </table:table-cell>
          <table:table-cell office:value-type="float" office:value="9" calcext:value-type="float">
            <text:p>9</text:p>
          </table:table-cell>
          <table:table-cell office:value-type="float" office:value="0.316228" calcext:value-type="float">
            <text:p>0.31622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386.1" calcext:value-type="float">
            <text:p>1386.1</text:p>
          </table:table-cell>
          <table:table-cell office:value-type="float" office:value="44.444347" calcext:value-type="float">
            <text:p>44.444347</text:p>
          </table:table-cell>
          <table:table-cell office:value-type="float" office:value="138.6" calcext:value-type="float">
            <text:p>138.6</text:p>
          </table:table-cell>
          <table:table-cell office:value-type="float" office:value="8.876936" calcext:value-type="float">
            <text:p>8.876936</text:p>
          </table:table-cell>
          <table:table-cell office:value-type="float" office:value="1247.5" calcext:value-type="float">
            <text:p>1247.5</text:p>
          </table:table-cell>
          <table:table-cell office:value-type="float" office:value="40.565996" calcext:value-type="float">
            <text:p>40.565996</text:p>
          </table:table-cell>
          <table:table-cell office:value-type="float" office:value="10.5" calcext:value-type="float">
            <text:p>10.5</text:p>
          </table:table-cell>
          <table:table-cell office:value-type="float" office:value="0.632456" calcext:value-type="float">
            <text:p>0.632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5-15T15:28:12.237253157</dc:date>
    <meta:editing-duration>PT11M37S</meta:editing-duration>
    <meta:editing-cycles>3</meta:editing-cycles>
    <meta:generator>LibreOffice/7.0.3.1$MacOSX_X86_64 LibreOffice_project/d7547858d014d4cf69878db179d326fc3483e082</meta:generator>
    <meta:document-statistic meta:table-count="1" meta:cell-count="7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9cm" xlink:href=".." xlink:type="simple" chart:class="chart:bar" chart:style-name="ch1">
        <chart:title svg:x="2.611cm" svg:y="0.314cm" chart:style-name="ch2">
          <text:p>Average Number of car points detected by Detector</text:p>
        </chart:title>
        <chart:plot-area chart:style-name="ch3" table:cell-range-address="mp7.A2:mp7.A8 mp7.D2:mp7.D8" chart:data-source-has-labels="both" svg:x="1.329cm" svg:y="1.278cm" svg:width="14.34cm" svg:height="6.562cm">
          <chart:coordinate-region svg:x="2.134cm" svg:y="1.475cm" svg:width="13.535cm" svg:height="5.722cm"/>
          <chart:axis chart:dimension="x" chart:name="primary-x" chart:style-name="ch4" chartooo:axis-type="auto">
            <chartooo:date-scale/>
            <chart:title svg:x="7.737cm" svg:y="8.02cm" chart:style-name="ch5">
              <text:p>Detectors</text:p>
            </chart:title>
            <chart:categories table:cell-range-address="mp7.A2:mp7.A8"/>
          </chart:axis>
          <chart:axis chart:dimension="y" chart:name="primary-y" chart:style-name="ch6">
            <chart:title svg:x="0.451cm" svg:y="6.66cm" chart:style-name="ch7">
              <text:p>Number of Keypoints on car</text:p>
            </chart:title>
            <chart:grid chart:style-name="ch8" chart:class="major"/>
          </chart:axis>
          <chart:series chart:style-name="ch9" chart:values-cell-range-address="mp7.D2:mp7.D8" loext:label-string="mean_car_points" chart:class="chart:bar">
            <chart:data-point chart:repeated="7"/>
          </chart:series>
          <chart:series chart:style-name="ch10" chart:values-cell-range-address="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car_points</text:p>
              </table:table-cell>
            </table:table-row>
          </table:table-header-rows>
          <table:table-rows>
            <table:table-row>
              <table:table-cell office:value-type="string">
                <text:p>AKAZE</text:p>
                <draw:g>
                  <svg:desc>mp7.A2:mp7.A8</svg:desc>
                </draw:g>
              </table:table-cell>
              <table:table-cell office:value-type="float" office:value="167">
                <text:p>167</text:p>
                <draw:g>
                  <svg:desc>mp7.D2:mp7.D8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76.2">
                <text:p>276.2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409.4">
                <text:p>409.4</text:p>
              </table:table-cell>
            </table:table-row>
            <table:table-row>
              <table:table-cell office:value-type="string">
                <text:p>HARRIS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ORB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SHITOMASI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SIFT</text:p>
              </table:table-cell>
              <table:table-cell office:value-type="float" office:value="138.6">
                <text:p>13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cm" svg:height="9cm" xlink:href=".." xlink:type="simple" chart:class="chart:bar" chart:style-name="ch1">
        <chart:title svg:x="4.775cm" svg:y="0.315cm" chart:style-name="ch2">
          <text:p>Car To NonCar Keypoints ratio</text:p>
        </chart:title>
        <chart:subtitle svg:x="3.16cm" svg:y="1.281cm" chart:style-name="ch3">
          <text:p>Ratio of average number of keypoints on car vs outside</text:p>
        </chart:subtitle>
        <chart:plot-area chart:style-name="ch4" table:cell-range-address="mp7.A2:mp7.A8 mp7.H1:mp7.H8" chart:data-source-has-labels="both" svg:x="1.33cm" svg:y="2.132cm" svg:width="14.37cm" svg:height="5.708cm">
          <chart:coordinate-region svg:x="1.95cm" svg:y="2.329cm" svg:width="13.75cm" svg:height="4.868cm"/>
          <chart:axis chart:dimension="x" chart:name="primary-x" chart:style-name="ch5" chartooo:axis-type="auto">
            <chartooo:date-scale/>
            <chart:title svg:x="7.753cm" svg:y="8.021cm" chart:style-name="ch6">
              <text:p>Detectors</text:p>
            </chart:title>
            <chart:categories table:cell-range-address="mp7.A2:mp7.A8"/>
          </chart:axis>
          <chart:axis chart:dimension="y" chart:name="primary-y" chart:style-name="ch7">
            <chart:title svg:x="0.451cm" svg:y="7.283cm" chart:style-name="ch8">
              <text:p># of keypoints on car/# outside</text:p>
            </chart:title>
            <chart:grid chart:style-name="ch9" chart:class="major"/>
          </chart:axis>
          <chart:series chart:style-name="ch10" chart:values-cell-range-address="mp7.H2:mp7.H8" chart:label-cell-address="mp7.H1:mp7.H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AR_TO_NON_CAR_RATIO_PERCENT_MEAN</text:p>
                <draw:g>
                  <svg:desc>mp7.H1:mp7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KAZE</text:p>
                <draw:g>
                  <svg:desc>mp7.A2:mp7.A8</svg:desc>
                </draw:g>
              </table:table-cell>
              <table:table-cell office:value-type="float" office:value="13.7">
                <text:p>13.7</text:p>
                <draw:g>
                  <svg:desc>mp7.H2:mp7.H8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HARRIS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ORB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SHITOMASI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IFT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